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paragraph-rsid="00137cd0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0pt" officeooo:paragraph-rsid="00137cd0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37cd0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37cd0" officeooo:paragraph-rsid="00137cd0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32pt" officeooo:rsid="00137cd0" officeooo:paragraph-rsid="00137cd0" style:font-size-asian="32pt" style:font-size-complex="32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708e0" officeooo:paragraph-rsid="00151cc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8ee6b" officeooo:paragraph-rsid="00151cc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14c64c" officeooo:paragraph-rsid="00151cc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rsid="0015bf52" officeooo:paragraph-rsid="00151cc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8pt" officeooo:rsid="0015bf52" officeooo:paragraph-rsid="00151cc9" style:font-size-asian="15.75pt" style:font-size-complex="18pt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151cc9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 New Roman" fo:font-size="12pt" officeooo:rsid="0015bf52" officeooo:paragraph-rsid="00151cc9" style:font-size-asian="10.5pt" style:font-size-complex="12pt"/>
    </style:style>
    <style:style style:name="P13" style:family="paragraph" style:parent-style-name="Standard">
      <style:paragraph-properties fo:text-align="start" style:justify-single-word="false" fo:break-before="page"/>
      <style:text-properties style:font-name="Times New Roman" fo:font-size="18pt" officeooo:rsid="0014c64c" officeooo:paragraph-rsid="00151cc9" style:font-size-asian="18pt" style:font-size-complex="18pt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151cc9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928cc" officeooo:paragraph-rsid="00151cc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15a5e7" officeooo:paragraph-rsid="0015a5e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5a5e7" officeooo:paragraph-rsid="0015a5e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 fo:break-before="page"/>
      <style:text-properties style:font-name="Times New Roman" fo:font-size="18pt" fo:font-weight="normal" officeooo:rsid="0015a5e7" officeooo:paragraph-rsid="0015a5e7" style:font-size-asian="15.75pt" style:font-weight-asian="normal" style:font-size-complex="18pt" style:font-weight-complex="normal"/>
    </style:style>
    <style:style style:name="T1" style:family="text">
      <style:text-properties style:font-name="Times New Roman" fo:font-size="12pt" fo:font-weight="normal" officeooo:rsid="0017a226" style:font-size-asian="10.5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1708e0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72831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7b4e6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8ee6b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592bc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5e0d7" style:font-size-asian="10.5pt" style:font-weight-asian="normal" style:font-size-complex="12pt" style:font-weight-complex="normal"/>
    </style:style>
    <style:style style:name="T8" style:family="text">
      <style:text-properties officeooo:rsid="001592bc"/>
    </style:style>
    <style:style style:name="T9" style:family="text">
      <style:text-properties officeooo:rsid="0015e0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5">Retail Opportunity Inference from Nearby Cities</text:p>
      <text:p text:style-name="P3"/>
      <text:p text:style-name="P4">IBM Data Science Professional Certificate Capstone Project</text:p>
      <text:p text:style-name="P4">Mitch Phillips</text:p>
      <text:p text:style-name="P13">Table of Contents</text:p>
      <text:p text:style-name="P8"/>
      <text:p text:style-name="P8">Introduction/ Business Problem</text:p>
      <text:p text:style-name="P9">Data</text:p>
      <text:p text:style-name="P12"/>
      <text:p text:style-name="P8"/>
      <text:p text:style-name="P10">Introduction/ Business Problem</text:p>
      <text:p text:style-name="P9"/>
      <text:p text:style-name="P11"><text:span text:style-name="T1">Across the country t</text:span><text:span text:style-name="T2">he retail landscape is constantly changing. <text:s/></text:span><text:span text:style-name="T1">Factors like c</text:span><text:span text:style-name="T2">onsumer trends, neighborhood revitalization, and even demographic migration </text:span><text:span text:style-name="T1">inform the success or failure of different types of businesses in different neighborhoods.</text:span><text:span text:style-name="T2"> <text:s/>Consider as an example </text:span><text:span text:style-name="T7">Williamsburg in </text:span><text:span text:style-name="T6">Brooklyn, New York</text:span><text:span text:style-name="T2">. <text:s/>If only the same types of businesses </text:span><text:span text:style-name="T7">remained</text:span><text:span text:style-name="T2">, </text:span><text:span text:style-name="T3">we would still see mostly </text:span><text:span text:style-name="T7">mom and pop shops and factories</text:span><text:span text:style-name="T3">, </text:span><text:span text:style-name="T7">rather than the coffee shops and artisanal boutiques you see there today.</text:span></text:p>
      <text:p text:style-name="P6"/>
      <text:p text:style-name="P11"><text:span text:style-name="T1">W</text:span><text:span text:style-name="T3">e want to </text:span><text:span text:style-name="T4">determine </text:span><text:span text:style-name="T3">under-represented retail categories which would potentially succeed in </text:span><text:span text:style-name="T4">a changing neighborhood</text:span><text:span text:style-name="T3">. <text:s/></text:span><text:span text:style-name="T2">There are several key players in retail that </text:span><text:span text:style-name="T3">would benefit from this insight.</text:span><text:span text:style-name="T2"> Property managers </text:span><text:span text:style-name="T4">l</text:span><text:span text:style-name="T2">ike </text:span><text:span text:style-name="T3">to know </text:span><text:span text:style-name="T2">what types of businesses would be wise for renting their space. <text:s/>Entrepreneurs with an eye on a particular neighborhood may want to know what retail void could be filled. <text:s/>Existing business owners seeking to expand their offerings may look </text:span><text:span text:style-name="T4">to</text:span><text:span text:style-name="T2"> these insights as well. <text:s/></text:span></text:p>
      <text:p text:style-name="P6"/>
      <text:p text:style-name="P11"><text:span text:style-name="T4">We can’t assume current retail categories operating in a neighborhood of interest entirely represent the customers’ wants. <text:s/>Often it is the case that consumers don’t know what they want. <text:s/>The problem </text:span><text:span text:style-name="T5">property managers, entrepreneurs, and existing business owners face is looking beyond their neighborhood for deeper insight into what may be successful. <text:s/>This problem is commonly addressed in a rudimentary way by exchanging information with people in nearby cities with similar markets. <text:s/></text:span></text:p>
      <text:p text:style-name="P7"/>
      <text:p text:style-name="P11"><text:span text:style-name="T5">To more thoroughly address the problem of looking beyond the market of your own neighborhood, we can use retail category and location data to make several insights </text:span><text:span text:style-name="T6">about our neighborhood of interest</text:span><text:span text:style-name="T5">. <text:s/>First, we can </text:span><text:span text:style-name="T6">use clustering to determine the similar neighbors of nearby cities</text:span><text:span text:style-name="T5">. <text:s/>Second, </text:span><text:span text:style-name="T6">we can compare these neighborhoods retail offerings to find categories our neighborhood is missing.</text:span><text:span text:style-name="T5"> <text:s/></text:span><text:span text:style-name="T6">We make the assumption c</text:span><text:span text:style-name="T5">onsumers in similar, nearby markets will behave similarly. <text:s/></text:span><text:span text:style-name="T6">We will then have a ranked list of business categories which have a high potential for success in our neighborhood.</text:span></text:p>
      <text:p text:style-name="P11"><text:span text:style-name="T6"/></text:p>
      <text:p text:style-name="P15">We will test this process on the neighborhood Church Hill in Richmond, VA. <text:s/>This is a good neighborhood because it is in the early stages of revitalization. <text:s/>It’s also in a city that sits right in the middle of the state surrounded by several <text:span text:style-name="T8">similar </text:span>cities.</text:p>
      <text:p text:style-name="P18">Data</text:p>
      <text:p text:style-name="P16"/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5-11T12:02:05.447506374</meta:creation-date>
    <dc:date>2021-05-11T14:08:43.441072309</dc:date>
    <meta:editing-duration>PT23M29S</meta:editing-duration>
    <meta:editing-cycles>5</meta:editing-cycles>
    <meta:generator>LibreOffice/6.4.7.2$MacOSX_X86_64 LibreOffice_project/639b8ac485750d5696d7590a72ef1b496725cfb5</meta:generator>
    <meta:document-statistic meta:table-count="0" meta:image-count="0" meta:object-count="0" meta:page-count="4" meta:paragraph-count="13" meta:word-count="385" meta:character-count="2523" meta:non-whitespace-character-count="2132"/>
  </office:meta>
</office:document-meta>
</file>